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586cm" style:rel-column-width="17679*"/>
    </style:style>
    <style:style style:name="Tabla1.B" style:family="table-column">
      <style:table-column-properties style:column-width="12.414cm" style:rel-column-width="4785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style:font-name="Verdana" officeooo:rsid="001fd22a" officeooo:paragraph-rsid="001fd22a"/>
    </style:style>
    <style:style style:name="P2" style:family="paragraph" style:parent-style-name="Table_20_Contents">
      <style:text-properties style:font-name="Verdana" officeooo:rsid="001feb22" officeooo:paragraph-rsid="001feb22"/>
    </style:style>
    <style:style style:name="P3" style:family="paragraph" style:parent-style-name="Table_20_Contents" style:list-style-name="L1">
      <style:text-properties style:font-name="Verdana" officeooo:rsid="00216b3e" officeooo:paragraph-rsid="00216b3e"/>
    </style:style>
    <style:style style:name="P4" style:family="paragraph" style:parent-style-name="Table_20_Contents" style:list-style-name="L2">
      <style:text-properties style:font-name="Verdana" officeooo:rsid="00216b3e" officeooo:paragraph-rsid="00216b3e"/>
    </style:style>
    <style:style style:name="P5" style:family="paragraph" style:parent-style-name="Table_20_Contents" style:list-style-name="L2">
      <style:text-properties style:font-name="Verdana" officeooo:rsid="00216b3e" officeooo:paragraph-rsid="0021d51c"/>
    </style:style>
    <style:style style:name="P6" style:family="paragraph" style:parent-style-name="Table_20_Contents">
      <style:text-properties style:font-name="Verdana" fo:font-weight="bold" officeooo:rsid="001fd22a" officeooo:paragraph-rsid="001fd22a" style:font-weight-asian="bold" style:font-weight-complex="bold"/>
    </style:style>
    <style:style style:name="P7" style:family="paragraph" style:parent-style-name="Table_20_Contents">
      <style:text-properties style:font-name="Verdana" officeooo:rsid="0021d51c" officeooo:paragraph-rsid="0021d51c"/>
    </style:style>
    <style:style style:name="P8" style:family="paragraph" style:parent-style-name="Standard" style:list-style-name="L1">
      <style:text-properties style:font-name="Verdana" officeooo:rsid="00216b3e" officeooo:paragraph-rsid="00216b3e"/>
    </style:style>
    <style:style style:name="P9" style:family="paragraph" style:parent-style-name="Footer">
      <style:paragraph-properties fo:text-align="end" style:justify-single-word="false"/>
      <style:text-properties style:font-name="Verdana" officeooo:rsid="0021d51c" officeooo:paragraph-rsid="0021d51c"/>
    </style:style>
    <style:style style:name="T1" style:family="text">
      <style:text-properties officeooo:rsid="0021d5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Caso de Uso</text:p>
          </table:table-cell>
          <table:table-cell table:style-name="Tabla1.B1" office:value-type="string">
            <text:p text:style-name="P1">Comprar una yegua</text:p>
          </table:table-cell>
        </table:table-row>
        <table:table-row>
          <table:table-cell table:style-name="Tabla1.A7" office:value-type="string">
            <text:p text:style-name="P6">Sistema</text:p>
          </table:table-cell>
          <table:table-cell table:style-name="Tabla1.B2" office:value-type="string">
            <text:p text:style-name="P2">Compra de Animales</text:p>
          </table:table-cell>
        </table:table-row>
        <table:table-row>
          <table:table-cell table:style-name="Tabla1.A7" office:value-type="string">
            <text:p text:style-name="P6">Actor Principal</text:p>
          </table:table-cell>
          <table:table-cell table:style-name="Tabla1.B2" office:value-type="string">
            <text:p text:style-name="P1">Comprador</text:p>
          </table:table-cell>
        </table:table-row>
        <table:table-row>
          <table:table-cell table:style-name="Tabla1.A7" office:value-type="string">
            <text:p text:style-name="P6">Participantes</text:p>
          </table:table-cell>
          <table:table-cell table:style-name="Tabla1.B2" office:value-type="string">
            <text:p text:style-name="P1">Vendedor</text:p>
            <text:p text:style-name="P1">Yegua</text:p>
            <text:p text:style-name="P7">Potro</text:p>
          </table:table-cell>
        </table:table-row>
        <table:table-row>
          <table:table-cell table:style-name="Tabla1.A7" office:value-type="string">
            <text:p text:style-name="P6">Condiciones Previas</text:p>
          </table:table-cell>
          <table:table-cell table:style-name="Tabla1.B2" office:value-type="string">
            <text:p text:style-name="P1">Hay yeguas en venta</text:p>
          </table:table-cell>
        </table:table-row>
        <table:table-row>
          <table:table-cell table:style-name="Tabla1.A7" office:value-type="string">
            <text:p text:style-name="P6">Operaciones</text:p>
          </table:table-cell>
          <table:table-cell table:style-name="Tabla1.B2" office:value-type="string">
            <text:list xml:id="list3528951900" text:style-name="L1">
              <text:list-item>
                <text:p text:style-name="P3">Elegir yegua</text:p>
              </text:list-item>
              <text:list-item>
                <text:p text:style-name="P3">Ver precio</text:p>
              </text:list-item>
              <text:list-item>
                <text:p text:style-name="P8">Comprobar carácter</text:p>
              </text:list-item>
              <text:list-item>
                <text:p text:style-name="P3">Comprobar pelaje</text:p>
              </text:list-item>
              <text:list-item>
                <text:p text:style-name="P3">Comprobar vacunas </text:p>
              </text:list-item>
              <text:list-item>
                <text:p text:style-name="P3">Comprobar potro</text:p>
              </text:list-item>
              <text:list-item>
                <text:p text:style-name="P3">Comprobar anteriores partos si los hay</text:p>
              </text:list-item>
              <text:list-item>
                <text:p text:style-name="P3">Pagar</text:p>
              </text:list-item>
            </text:list>
          </table:table-cell>
        </table:table-row>
        <table:table-row>
          <table:table-cell table:style-name="Tabla1.A7" office:value-type="string">
            <text:p text:style-name="P6">Extensiones</text:p>
          </table:table-cell>
          <table:table-cell table:style-name="Tabla1.B2" office:value-type="string">
            <text:list xml:id="list1094352362" text:style-name="L2">
              <text:list-item>
                <text:p text:style-name="P4"><text:span text:style-name="T1">¿</text:span>Tiene buen carácter?</text:p>
                <text:list>
                  <text:list-item>
                    <text:p text:style-name="P4">Sí, continuar</text:p>
                  </text:list-item>
                  <text:list-item>
                    <text:p text:style-name="P4">No, salir</text:p>
                  </text:list-item>
                </text:list>
              </text:list-item>
              <text:list-item>
                <text:p text:style-name="P4"><text:span text:style-name="T1">¿</text:span>Tiene <text:span text:style-name="T1">algunar enfermedad visible</text:span>?</text:p>
                <text:list>
                  <text:list-item>
                    <text:p text:style-name="P4"><text:span text:style-name="T1">No</text:span>, continuar</text:p>
                  </text:list-item>
                  <text:list-item>
                    <text:p text:style-name="P4"><text:span text:style-name="T1">sí</text:span>, salir</text:p>
                  </text:list-item>
                </text:list>
              </text:list-item>
              <text:list-item>
                <text:p text:style-name="P5"><text:span text:style-name="T1">¿</text:span>Tiene <text:span text:style-name="T1">las vacunas en regla</text:span>?</text:p>
                <text:list>
                  <text:list-item>
                    <text:p text:style-name="P5">Sí, continuar</text:p>
                  </text:list-item>
                  <text:list-item>
                    <text:p text:style-name="P5">No, salir</text:p>
                  </text:list-item>
                </text:list>
              </text:list-item>
              <text:list-item>
                <text:p text:style-name="P5"><text:span text:style-name="T1">¿</text:span>Tiene <text:span text:style-name="T1">potro dependiente de ella</text:span>?</text:p>
                <text:list>
                  <text:list-item>
                    <text:p text:style-name="P5"><text:span text:style-name="T1">No</text:span>, continuar</text:p>
                  </text:list-item>
                  <text:list-item>
                    <text:p text:style-name="P5"><text:span text:style-name="T1">sí</text:span>, salir</text:p>
                  </text:list-item>
                </text:list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" officeooo:rsid="0021d51c" officeooo:paragraph-rsid="0021d5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jandro Pérez – 1º 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09:19:40.786000000</meta:creation-date>
    <dc:date>2021-12-15T10:21:09.051000000</dc:date>
    <meta:editing-duration>PT7M1S</meta:editing-duration>
    <meta:editing-cycles>2</meta:editing-cycles>
    <meta:generator>LibreOffice/6.2.4.2$Windows_X86_64 LibreOffice_project/2412653d852ce75f65fbfa83fb7e7b669a126d64</meta:generator>
    <meta:document-statistic meta:table-count="1" meta:image-count="0" meta:object-count="0" meta:page-count="1" meta:paragraph-count="35" meta:word-count="101" meta:character-count="568" meta:non-whitespace-character-count="520"/>
  </office:meta>
</office:document-meta>
</file>